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FB849EEA078823E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Recipe">
      <style:paragraph-properties fo:break-before="page"/>
    </style:style>
    <style:style style:name="P2" style:family="paragraph" style:parent-style-name="HeadingRecipeServes">
      <style:text-properties fo:language="en" fo:country="US" style:language-asian="zxx" style:country-asian="none" style:language-complex="ar" style:country-complex="SA"/>
    </style:style>
    <style:style style:name="P3" style:family="paragraph" style:parent-style-name="HeadingRecipeServes">
      <style:text-properties officeooo:paragraph-rsid="0054d1a9"/>
    </style:style>
    <style:style style:name="P4" style:family="paragraph" style:parent-style-name="HeadingRecipeHints">
      <style:text-properties fo:language="en" fo:country="US" style:language-asian="zxx" style:country-asian="none" style:language-complex="ar" style:country-complex="SA"/>
    </style:style>
    <style:style style:name="P5" style:family="paragraph" style:parent-style-name="Standard" style:list-style-name="TextRecipeNumbering"/>
    <style:style style:name="P6" style:family="paragraph" style:parent-style-name="Standard" style:list-style-name="TextRecipeNumbering">
      <style:text-properties fo:language="en" fo:country="US" style:language-asian="zxx" style:country-asian="none" style:language-complex="ar" style:country-complex="SA"/>
    </style:style>
    <style:style style:name="P7" style:family="paragraph" style:parent-style-name="Standard" style:list-style-name="L1">
      <style:text-properties fo:language="en" fo:country="US" style:language-asian="zxx" style:country-asian="none" style:language-complex="ar" style:country-complex="SA"/>
    </style:style>
    <style:style style:name="P8" style:family="paragraph" style:parent-style-name="Standard" style:list-style-name="TextRecipeNumbering">
      <style:text-properties fo:language="en" fo:country="US" style:language-asian="zh" style:country-asian="CN" style:language-complex="ar" style:country-complex="SA"/>
    </style:style>
    <style:style style:name="P9" style:family="paragraph" style:parent-style-name="Standard" style:list-style-name="WW8Num13"/>
    <style:style style:name="P10" style:family="paragraph" style:parent-style-name="Standard" style:list-style-name="WW8Num3"/>
    <style:style style:name="P11" style:family="paragraph" style:parent-style-name="Standard" style:list-style-name="L1"/>
    <style:style style:name="P12" style:family="paragraph" style:list-style-name="TextRecipeNumbering"/>
    <style:style style:name="P13" style:family="paragraph" style:parent-style-name="TextBodyIngredients">
      <style:text-properties fo:language="en" fo:country="US" style:language-asian="zxx" style:country-asian="none" style:language-complex="ar" style:country-complex="SA"/>
    </style:style>
    <style:style style:name="P14" style:family="paragraph" style:parent-style-name="TextInstructionsNumbered">
      <style:text-properties fo:language="en" fo:country="US" style:language-asian="zh" style:country-asian="CN" style:language-complex="hi" style:country-complex="IN"/>
    </style:style>
    <style:style style:name="P15" style:family="paragraph" style:parent-style-name="TextInstructionsNumbered">
      <style:text-properties fo:language="en" fo:country="US" style:language-asian="zxx" style:country-asian="none" style:language-complex="ar" style:country-complex="SA"/>
    </style:style>
    <style:style style:name="P16" style:family="paragraph" style:parent-style-name="HeadingRecipeTiming">
      <style:text-properties fo:language="en" fo:country="US" style:language-asian="zxx" style:country-asian="none" style:language-complex="ar" style:country-complex="SA"/>
    </style:style>
    <style:style style:name="T1" style:family="text">
      <style:text-properties style:language-asian="zh" style:country-asian="CN"/>
    </style:style>
    <style:style style:name="T2" style:family="text">
      <style:text-properties fo:language="en" fo:country="US" style:language-asian="zxx" style:country-asian="none" style:language-complex="ar" style:country-complex="SA"/>
    </style:style>
    <style:style style:name="T3" style:family="text">
      <style:text-properties fo:language="en" fo:country="US" style:language-asian="zh" style:country-asian="CN" style:language-complex="hi" style:country-complex="IN"/>
    </style:style>
    <style:style style:name="T4" style:family="text">
      <style:text-properties fo:language="en" fo:country="US" style:language-asian="zh" style:country-asian="CN" style:language-complex="ar" style:country-complex="SA"/>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text:dont-balance-text-columns="false"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5"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0">
        <text:h text:style-name="ChapterSubHeading" text:outline-level="3">Vegetarian Passover Food</text:h>
        <text:h text:style-name="P1" text:outline-level="4"><text:alphabetical-index-mark-start text:id="IMark74918600"/>Vegetable Cutlets<text:alphabetical-index-mark-end text:id="IMark74918600"/></text:h>
        <text:p text:style-name="HeadingRecipeHints">Created by Norma Schaffer, who won a contest by WOR Radio in New York.</text:p>
        <text:p text:style-name="HeadingRecipeHints">Makes 40 patties and serves 6-8</text:p>
        <text:p text:style-name="HeadingRecipeIngredients"/>
        <text:p text:style-name="HeadingRecipeIngredients">Ingredients</text:p>
      </text:section>
      <text:section text:style-name="Sect2" text:name="Section11">
        <text:p text:style-name="TextBodyIngredients">1 ½ – 2 cups minced red &amp; yellow peppers </text:p>
        <text:p text:style-name="TextBodyIngredients">2 Tbl olive oil <text:tab/></text:p>
        <text:p text:style-name="TextBodyIngredients">1 ½ cups grated carrots<text:tab/></text:p>
        <text:p text:style-name="TextBodyIngredients">½ lb raw spinach, cleaned &amp; chopped without stems</text:p>
        <text:p text:style-name="TextBodyIngredients">1 lb (3 med) potatoes boiled and mashed</text:p>
        <text:p text:style-name="TextBodyIngredients">6 Tbl grated raw onion (1 large)</text:p>
        <text:p text:style-name="TextBodyIngredients">3 eggs, lightly beaten </text:p>
        <text:p text:style-name="TextBodyIngredients">1 ½ tsp salt</text:p>
        <text:p text:style-name="TextBodyIngredients">Freshly ground black pepper</text:p>
        <text:p text:style-name="TextBodyIngredients">1 cup matzo meal</text:p>
        <text:p text:style-name="Standard">vegetable oil</text:p>
        <text:p text:style-name="Standard"/>
      </text:section>
      <text:section text:style-name="Sect3" text:name="Section12">
        <text:p text:style-name="HeadingRecipeInstructions">Instructions</text:p>
        <text:list xml:id="list6053272229076281415" text:style-name="TextRecipeNumbering">
          <text:list-item text:start-value="1">
            <text:p text:style-name="P5">Sauté the peppers in olive oil until soft (15-20 min).</text:p>
          </text:list-item>
          <text:list-item>
            <text:p text:style-name="P5">Add remaining ingredients except for the oil</text:p>
          </text:list-item>
          <text:list-item>
            <text:p text:style-name="P5">Let the mixture stand for 30 minutes or overnight, refrigerated.</text:p>
          </text:list-item>
          <text:list-item>
            <text:p text:style-name="P5">Fry or bake cutlets. <text:s/></text:p>
          </text:list-item>
          <text:list-item>
            <text:p text:style-name="P5">To Fry: Form each patty with about ¼ cup of mixture. <text:s/>Flatten the patties slightly and fry in batches for about 6 min/first side &amp; 3-4 min. on opposite side. <text:s/></text:p>
          </text:list-item>
          <text:list-item>
            <text:p text:style-name="P5">Drain on towels and serve.</text:p>
          </text:list-item>
          <text:list-item>
            <text:p text:style-name="P6">To bake: Put patties on lightly greases baking sheet and place in 350º F oven for about 10 min. Turn and bake another 7-10 minutes.</text:p>
          </text:list-item>
        </text:list>
        <text:h text:style-name="P1" text:outline-level="4"><text:alphabetical-index-mark-start text:id="IMark73736632"/>Vegetable Cutlets II<text:alphabetical-index-mark-end text:id="IMark73736632"/></text:h>
        <text:p text:style-name="HeadingRecipeHints">from “The Complete Passover Cookbook” by Frances Av Rutick</text:p>
        <text:p text:style-name="P2">Pre-heat oven to 350º F; Serves 9-12</text:p>
        <text:p text:style-name="HeadingRecipeIngredients">Ingredients</text:p>
        <text:section text:style-name="Sect4" text:name="Section24">
          <text:p text:style-name="Standard">6 medium potatoes, peeled</text:p>
          <text:p text:style-name="Standard">2 cups diced cooked carrots</text:p>
          <text:p text:style-name="Standard">2 onions</text:p>
          <text:p text:style-name="Standard">2 cups cooked broccoli pieces</text:p>
          <text:p text:style-name="Standard">¼ lb mushrooms, chopped</text:p>
          <text:p text:style-name="Standard"/>
          <text:p text:style-name="Standard">1 ½ cups matzo meal, approx</text:p>
          <text:p text:style-name="Standard">¼ cup margarine (or butter)</text:p>
          <text:p text:style-name="Standard">1 egg well beaten</text:p>
          <text:p text:style-name="Standard">2 eggs</text:p>
          <text:p text:style-name="Standard">Salt &amp; pepper to taste</text:p>
        </text:section>
        <text:p text:style-name="HeadingRecipeInstructions">Instructions</text:p>
        <text:list xml:id="list141223626461564" text:continue-list="list6053272229076281415" text:style-name="TextRecipeNumbering">
          <text:list-item text:start-value="1">
            <text:p text:style-name="P5">In a medium-sized saucepan, cook the potatoes in boiling salted water.</text:p>
          </text:list-item>
          <text:list-item>
            <text:p text:style-name="P5">Drain and mash them in a bowl. <text:s/></text:p>
          </text:list-item>
          <text:list-item>
            <text:p text:style-name="P5">Saute the onions and mushrooms in the butter in a small skillet over medium heat until tender.</text:p>
          </text:list-item>
          <text:list-item>
            <text:p text:style-name="P5">Pour the mushrooms and onions over the potatoes; Stir</text:p>
          </text:list-item>
          <text:list-item>
            <text:p text:style-name="P5">Beat in the 2 eggs, salt and pepper until well blended. <text:s/></text:p>
          </text:list-item>
          <text:list-item>
            <text:p text:style-name="P5">Stir in the cooked carrots and broccoli pieces.</text:p>
          </text:list-item>
          <text:list-item>
            <text:p text:style-name="P5">Add matzo meal so you can form into patties – 12 very large or 18 medium-sized ones</text:p>
          </text:list-item>
          <text:list-item>
            <text:p text:style-name="P5">Brush both sides with the well beaten egg.</text:p>
          </text:list-item>
          <text:list-item>
            <text:p text:style-name="P5">Bake on a baking sheet (with parchment or greased) for 45 min. turning once.</text:p>
          </text:list-item>
        </text:list>
      </text:section>
      <text:h text:style-name="HeadingRecipe" text:outline-level="4">Angel’s Family Leek Croquettes</text:h>
      <text:p text:style-name="HeadingRecipeIngredients">Ingredients:</text:p>
      <text:section text:style-name="Sect2" text:name="Section13">
        <text:p text:style-name="TextBodyIngredients">12+ very large leeks</text:p>
        <text:p text:style-name="TextBodyIngredients">¼ tsp fresh ground black pepper</text:p>
        <text:p text:style-name="TextBodyIngredients">3 matzos</text:p>
        <text:p text:style-name="TextBodyIngredients">matzo meal, for dredging</text:p>
        <text:p text:style-name="TextBodyIngredients">3 large eggs</text:p>
        <text:p text:style-name="TextBodyIngredients">vegetable oil for frying</text:p>
        <text:p text:style-name="TextBodyIngredients">1 tsp salt</text:p>
        <text:p text:style-name="TextBodyIngredients">2 lemons, cut in quarters</text:p>
      </text:section>
      <text:section text:style-name="Sect3" text:name="Section14">
        <text:p text:style-name="HeadingRecipeInstructions">Instructions:</text:p>
        <text:list xml:id="list141224819120412" text:continue-list="list141223626461564" text:style-name="TextRecipeNumbering">
          <text:list-item text:start-value="1">
            <text:p text:style-name="P5">Trim off the roots and all of the tough outer green leaves. Using only the tenderest yellow green center stalk leaves . Split each leek down the middle, then cut in small pieces. </text:p>
          </text:list-item>
          <text:list-item>
            <text:p text:style-name="P5">Soak in several changes of cold water until leeks are free of sand. <text:s/><text:span text:style-name="T2">Place leeks in a saucepan with unsalted water to cover. <text:s/></text:span></text:p>
          </text:list-item>
          <text:list-item>
            <text:p text:style-name="P5">Cook for about 45 minutes, or until completely soft and mash-able. <text:s/>Drain well. <text:s/>Squeeze out as much water as possible, once cooled. <text:s/>Chop briefly or cut coarsely with a knife.</text:p>
          </text:list-item>
          <text:list-item>
            <text:p text:style-name="P5">Soak the matzos in warm water for about 10 minutes. </text:p>
          </text:list-item>
          <text:list-item>
            <text:p text:style-name="P5">Squeeze out as much water as possible. <text:s/>The matzos will be close to a pulp.</text:p>
          </text:list-item>
          <text:list-item>
            <text:p text:style-name="P5">Beat eggs, salt and pepper into matzohs, then beat in the leek pulp. <text:s/>You should have a mixture that will be sticky and soft, but that can be molded into small patties about 2 inches in diameter and close to ½ inch think. <text:s/>If mixture is too liquid to mold, add matzo meal by teaspoons until mixture can be shaped.</text:p>
          </text:list-item>
          <text:list-item>
            <text:p text:style-name="P5">Shape into patties and dredge very lightly on all sides in matzo meal. <text:s/>Fry slowly in hot oil until the first side is golden brown. Turn and fry second side. <text:s/>Total frying time is 10 minutes per batch. </text:p>
          </text:list-item>
          <text:list-item>
            <text:p text:style-name="P5">Drain on paper towels, then place in baking dish. </text:p>
          </text:list-item>
          <text:list-item>
            <text:p text:style-name="P5">Cover loosely and store in refrigerator overnight.</text:p>
          </text:list-item>
          <text:list-item>
            <text:p text:style-name="P5">Before serving preheat the oven to 250°F. <text:s/></text:p>
          </text:list-item>
          <text:list-item>
            <text:p text:style-name="P5">Sprinkle the croquettes liberally with lemon juice and bake for 20-30 minutes or until thoroughly warm. <text:s/></text:p>
          </text:list-item>
          <text:list-item>
            <text:p text:style-name="P5">Serve at once. <text:s/>Makes about 30 croquettes.</text:p>
          </text:list-item>
        </text:list>
      </text:section>
      <text:h text:style-name="HeadingRecipe" text:outline-level="4">Porcini stuffing with Leeks</text:h>
      <text:p text:style-name="P2">Pre-heat oven to 350º F; Prep &amp; Cook Time: 1 hour</text:p>
      <text:p text:style-name="Standard">Ingredients</text:p>
      <text:section text:style-name="Sect2" text:name="Section15">
        <text:p text:style-name="TextBodyIngredients">1 lb of Matzo farfel<text:tab/></text:p>
        <text:p text:style-name="TextBodyIngredients">2 large carrots (chopped)</text:p>
        <text:p text:style-name="TextBodyIngredients">2 ¾ cups broth (or water)</text:p>
        <text:p text:style-name="TextBodyIngredients">1 lb Crimini mushrooms (sliced)</text:p>
        <text:p text:style-name="TextBodyIngredients">1 cup Madeira wine</text:p>
        <text:p text:style-name="TextBodyIngredients">2 large shallots</text:p>
        <text:p text:style-name="TextBodyIngredients">2 oz dried Porcini mushrooms</text:p>
        <text:p text:style-name="TextBodyIngredients">3 Tbs Italian (or reg) parsley </text:p>
        <text:p text:style-name="TextBodyIngredients">5 Tbs butter (can use olive oil)</text:p>
        <text:p text:style-name="TextBodyIngredients">5 medium leeks chopped</text:p>
        <text:p text:style-name="TextBodyIngredients">1 Tbs fresh sage, thyme &amp; rosemary</text:p>
        <text:p text:style-name="TextBodyIngredients">4 large eggs</text:p>
      </text:section>
      <text:section text:style-name="Sect3" text:name="Section16">
        <text:p text:style-name="HeadingRecipeInstructions">Instructions</text:p>
        <text:list xml:id="list141224893966793" text:continue-list="list141224819120412" text:style-name="TextRecipeNumbering">
          <text:list-item text:start-value="1">
            <text:p text:style-name="P5">Combine broth &amp; 1/3 cup Madeira in a large sauce pan &amp; simmer 5 minutes. <text:s/>Remove from heat and add the Porcini mushrooms. <text:s/>Soak 15 minutes, drain and reserve liquid. </text:p>
          </text:list-item>
          <text:list-item>
            <text:p text:style-name="P5">Melt 2 Tbs butter (or oil). <text:s/>Add leeks &amp; carrots and sauté ~ 6 minutes. Transfer to bowl. <text:s/></text:p>
          </text:list-item>
          <text:list-item>
            <text:p text:style-name="P5">Melt 3 Tbs butter &amp; sauté mushrooms ~6 minutes. </text:p>
          </text:list-item>
          <text:list-item>
            <text:p text:style-name="P5">Add shallots and Porcini and sauté 1 minute more. <text:s/></text:p>
          </text:list-item>
          <text:list-item>
            <text:p text:style-name="P5">Add remaining Madeira wine (2/3 cup) and cook until liquid evaporates ~2 minutes. </text:p>
          </text:list-item>
          <text:list-item>
            <text:p text:style-name="P5">Add herbs &amp; sauté 1 minute. <text:s/></text:p>
          </text:list-item>
          <text:list-item>
            <text:p text:style-name="P5">Add to bowl with leeks and carrots. </text:p>
          </text:list-item>
          <text:list-item>
            <text:p text:style-name="P5">Add vegetable mixture to bread. <text:s/>Season with salt &amp; pepper.</text:p>
          </text:list-item>
          <text:list-item>
            <text:p text:style-name="P5">Mix eggs into stuffing. </text:p>
          </text:list-item>
          <text:list-item>
            <text:p text:style-name="P5">Use mushroom broth to moisten. <text:s/></text:p>
          </text:list-item>
          <text:list-item>
            <text:p text:style-name="P6">Bake for 30 minutes at 350°.</text:p>
          </text:list-item>
        </text:list>
      </text:section>
      <text:h text:style-name="HeadingRecipe" text:outline-level="4">Artichoke, Matzo and Spinach Pie</text:h>
      <text:p text:style-name="HeadingRecipeHints">from “The New York Times Passover Cookbook” </text:p>
      <text:p text:style-name="P2">Pre-heat oven to 400º F; Serves 8</text:p>
      <text:p text:style-name="Standard">Ingredients</text:p>
      <text:section text:style-name="Sect2" text:name="Section17">
        <text:p text:style-name="TextBodyIngredients">12 Matzos</text:p>
        <text:p text:style-name="TextBodyIngredients">13 Tbl olive oil, plus oil for pan</text:p>
        <text:p text:style-name="TextBodyIngredients">1 ½ lbs onions sliced thin</text:p>
        <text:p text:style-name="TextBodyIngredients">16-28 oz can of artichoke hearts</text:p>
        <text:p text:style-name="TextBodyIngredients">½ cup lemon juice</text:p>
        <text:p text:style-name="TextBodyIngredients">6 cloves of garlic</text:p>
        <text:p text:style-name="TextBodyIngredients">¾ tsp minced rosemary</text:p>
        <text:p text:style-name="TextBodyIngredients">¾ tsp minced sage</text:p>
        <text:p text:style-name="TextBodyIngredients">2 lbs fresh spinach (no stems)</text:p>
        <text:p text:style-name="TextBodyIngredients">1 peperoncino, seeded &amp; minced</text:p>
        <text:p text:style-name="TextBodyIngredients">½ tsp grated nutmeg</text:p>
        <text:p text:style-name="TextBodyIngredients">1 lb mushrooms, sliced</text:p>
        <text:p text:style-name="TextBodyIngredients">margarine or butter for pan</text:p>
        <text:p text:style-name="TextBodyIngredients">6 large eggs</text:p>
        <text:p text:style-name="TextBodyIngredients">1 cup broth</text:p>
        <text:p text:style-name="TextBodyIngredients">salt and pepper to taste</text:p>
      </text:section>
      <text:section text:style-name="Sect3" text:name="Section18">
        <text:p text:style-name="HeadingRecipeInstructions">Instructions</text:p>
        <text:list xml:id="list141224538686845" text:continue-list="list141224893966793" text:style-name="TextRecipeNumbering">
          <text:list-item text:start-value="1">
            <text:p text:style-name="P5">Cover unbroken matzos with cold water and let sit until soft. Drain on paper towels. </text:p>
          </text:list-item>
          <text:list-item>
            <text:p text:style-name="P5">Sauté onions in 3 Tbs olive oil until golden. <text:s/>Set aside.</text:p>
          </text:list-item>
          <text:list-item>
            <text:p text:style-name="P5">Sauté the artichokes (cut in half) with 1/3 minced garlic, rosemary &amp; sage. <text:s/>Set aside.</text:p>
          </text:list-item>
          <text:list-item>
            <text:p text:style-name="P5">Sauté the spinach in 3 Tbs olive oil, 1/3 minced garlic, Peperoncino &amp; nutmeg &amp; salt to taste. Set aside.</text:p>
          </text:list-item>
          <text:list-item>
            <text:p text:style-name="P5">Sauté the mushrooms, remaining olive oil, 1/3 minced garlic in 3 Tbs olive oil, 1/3 minced garlic, <text:s/>&amp; salt to taste. </text:p>
          </text:list-item>
          <text:list-item>
            <text:p text:style-name="P5">Grease 9”x14 baking dish. <text:s/>Add a layer of 3 matzos, cover with layer of onions. <text:s/>Then put a layer of 3 matzos, artichoke mixture, 3 matzos, the spinach mixture, 3 matzos and finally the mushroom mixture.</text:p>
          </text:list-item>
          <text:list-item>
            <text:p text:style-name="P5">Beat the eggs and ½ cup lemon juice &amp; pour over the top of the dish, enough to moisten well.</text:p>
          </text:list-item>
          <text:list-item>
            <text:p text:style-name="P5">Bake in oven for 30 minutes until mixture is set &amp; cooked.</text:p>
          </text:list-item>
        </text:list>
      </text:section>
      <text:h text:style-name="HeadingRecipe" text:outline-level="4">Carrot and Apple Kugel</text:h>
      <text:p text:style-name="HeadingRecipeHints">from “The Passover Table” by Susan Friedland</text:p>
      <text:p text:style-name="P2">Pre-heat oven to 350º F; Baking time 30 min; Serves 6-8</text:p>
      <text:p text:style-name="HeadingRecipeIngredients">Ingredients</text:p>
      <text:section text:style-name="Sect2" text:name="Section19">
        <text:p text:style-name="TextBodyIngredients">¼ cup oil or melted margarine</text:p>
        <text:p text:style-name="TextBodyIngredients">½ tsp ground nutmeg</text:p>
        <text:p text:style-name="TextBodyIngredients">1 lb carrots (~8)</text:p>
        <text:p text:style-name="TextBodyIngredients">½ tsp lemon juice</text:p>
        <text:p text:style-name="TextBodyIngredients">1 lb apples (~3)</text:p>
        <text:p text:style-name="TextBodyIngredients">½ tsp grated lemon peel</text:p>
        <text:p text:style-name="TextBodyIngredients">1 tsp sugar</text:p>
        <text:p text:style-name="TextBodyIngredients">¾ toasted slivered almonds</text:p>
        <text:p text:style-name="TextBodyIngredients">1/3 cup matzo meal</text:p>
      </text:section>
      <text:section text:style-name="Sect3" text:name="Section20">
        <text:p text:style-name="HeadingRecipeInstructions">Instructions</text:p>
        <text:list xml:id="list141223952367691" text:continue-list="list141224538686845" text:style-name="TextRecipeNumbering">
          <text:list-item text:start-value="1">
            <text:p text:style-name="P5">Lightly oil a 4 cup pie plate or gratin dish.</text:p>
          </text:list-item>
          <text:list-item>
            <text:p text:style-name="P5">Scrape the carrots and grate in food processor or by hand. Should have ~ 4 cups. <text:s/></text:p>
          </text:list-item>
          <text:list-item>
            <text:p text:style-name="P5">Peel and core the apples and grate them. <text:s/>Should have ~ 1 cup.</text:p>
          </text:list-item>
          <text:list-item>
            <text:p text:style-name="P5">Combine all ingredients except for ¼ cup toasted almonds and mix well. <text:s/></text:p>
          </text:list-item>
          <text:list-item>
            <text:p text:style-name="P5">Transfer contents in prepared baking dish. <text:s/></text:p>
          </text:list-item>
          <text:list-item>
            <text:p text:style-name="P5">Spread almonds over the top and bake for 20-30 minutes until heated through and a few brown spots appear on the top. </text:p>
          </text:list-item>
          <text:list-item>
            <text:p text:style-name="P5">Serve hot or warm.</text:p>
          </text:list-item>
        </text:list>
        <text:h text:style-name="HeadingRecipe" text:outline-level="4">Matzo Spanikopita</text:h>
        <text:p text:style-name="HeadingRecipeTiming">Prep Time: 10 minutes; Cook Time: 30 minutes</text:p>
        <text:p text:style-name="HeadingRecipeIngredients">Ingredients</text:p>
        <text:section text:style-name="Sect4" text:name="Section9">
          <text:p text:style-name="Standard">1 10 ounce box of spinach </text:p>
          <text:p text:style-name="Standard">or ~2 lbs raw cooked spinach</text:p>
          <text:p text:style-name="Standard">6 matzos</text:p>
          <text:p text:style-name="Standard">½ tsp pepper</text:p>
          <text:p text:style-name="Standard">1 onion, grated</text:p>
          <text:p text:style-name="Standard">1 tsp dried dill or 2Tbl fresh </text:p>
          <text:p text:style-name="Standard">8 ounces Feta cheese, crumbled</text:p>
          <text:p text:style-name="Standard">5 eggs </text:p>
          <text:p text:style-name="Standard">Butter or margarine</text:p>
        </text:section>
        <text:p text:style-name="HeadingRecipeInstructions">Instructions</text:p>
        <text:list xml:id="list141224193030079" text:continue-list="list141223952367691" text:style-name="TextRecipeNumbering">
          <text:list-item text:start-value="1">
            <text:p text:style-name="P5">Preheat oven to 325º F. <text:s/>Grease sides and bottom of 9”x13” pyrex dish well with butter or margarine. </text:p>
          </text:list-item>
          <text:list-item>
            <text:p text:style-name="P5">In a medium mixing bowl, gently mix the drained spinach with the crumbled feta, the chopped raw onion, 3 eggs, pepper &amp; dill.</text:p>
          </text:list-item>
          <text:list-item>
            <text:p text:style-name="P5">Soak 3 matzos in warm water in bowl. <text:s/>When matzo starts to soften, gently squeeze the water out, very carefully, so that you don't crumble the matzo. <text:s/>Then place the matzos in the bottom of the pan to cover it. <text:s/>Do not overlap the matzo; just lay it side by side covering the bottom of the pan the way you would if you were making lasagna.</text:p>
          </text:list-item>
          <text:list-item>
            <text:p text:style-name="P5">Spread the entire spinach mixture evenly over the matzo, covering the matzo completely.</text:p>
          </text:list-item>
          <text:list-item>
            <text:p text:style-name="P5">Then soak another 3 matzos in warm water, gently squeeze out excess water, and place matzo over the top of the spinach.</text:p>
          </text:list-item>
          <text:list-item>
            <text:p text:style-name="P5">Beat remaining 2 eggs and pour over the matzo. <text:s/>Dot with butter or margarine.</text:p>
          </text:list-item>
        </text:list>
        <text:h text:style-name="HeadingRecipe" text:outline-level="4">Eggplant Cutlets</text:h>
        <text:p text:style-name="HeadingRecipeTiming">Prep Time: 30 minutes; Cook Time: 30 minutes</text:p>
        <text:p text:style-name="HeadingRecipeIngredients"/>
        <text:p text:style-name="HeadingRecipeIngredients">Ingredients</text:p>
        <text:section text:style-name="Sect4" text:name="Section21">
          <text:p text:style-name="TextBodyIngredients">1 eggplant</text:p>
          <text:p text:style-name="TextBodyIngredients">¼ tsp pepper</text:p>
          <text:p text:style-name="TextBodyIngredients">3 eggs<text:tab/></text:p>
          <text:p text:style-name="TextBodyIngredients">1 ½ cup matzo meal</text:p>
          <text:p text:style-name="TextBodyIngredients">1 onion, grated</text:p>
          <text:p text:style-name="TextBodyIngredients">2 cups canned tomatoes</text:p>
          <text:p text:style-name="TextBodyIngredients">½ tsp salt</text:p>
          <text:p text:style-name="TextBodyIngredients">3 Tbs sugar</text:p>
          <text:p text:style-name="TextBodyIngredients">Juice of ½ lemon</text:p>
        </text:section>
        <text:p text:style-name="HeadingRecipeInstructions">Instructions</text:p>
        <text:list xml:id="list141224498124729" text:continue-list="list141224193030079" text:style-name="TextRecipeNumbering">
          <text:list-item text:start-value="1">
            <text:p text:style-name="P5">Peel the eggplant and cut into 2-inch cubes. <text:s/></text:p>
          </text:list-item>
          <text:list-item>
            <text:p text:style-name="P5">Cook in simmering salted water to cover 20 minutes until the eggplant is tender. Drain. </text:p>
          </text:list-item>
          <text:list-item>
            <text:p text:style-name="P5">Place in large bowl and mash. </text:p>
          </text:list-item>
          <text:list-item>
            <text:p text:style-name="P5">Mix in beaten eggs, onion, salt, pepper and matzo meal. <text:s/></text:p>
          </text:list-item>
          <text:list-item>
            <text:p text:style-name="P5">Heat oil until hot in a frying pan.</text:p>
          </text:list-item>
          <text:list-item>
            <text:p text:style-name="P5">Form pancakes with eggplant batter and fry in hot oil on both sides.</text:p>
          </text:list-item>
          <text:list-item>
            <text:p text:style-name="P5">Place cutlets in a baking dish. </text:p>
          </text:list-item>
          <text:list-item>
            <text:p text:style-name="P5">In a separate bowl, mix tomatoes, sugar and lemon.</text:p>
          </text:list-item>
          <text:list-item>
            <text:p text:style-name="P5">Pour tomato mixture on top of cutlets</text:p>
          </text:list-item>
          <text:list-item>
            <text:p text:style-name="P6">Bake at 350º for 30 minutes.</text:p>
          </text:list-item>
        </text:list>
        <text:h text:style-name="HeadingRecipe" text:outline-level="4">Garlic Mushroom Quinoa</text:h>
        <text:p text:style-name="HeadingRecipeTiming">Prep time: 10 min; Cook time: 25 min; Servings: 6</text:p>
        <text:p text:style-name="HeadingRecipeIngredients"/>
        <text:p text:style-name="HeadingRecipeIngredients">Ingredients</text:p>
        <text:section text:style-name="Sect4" text:name="Section22">
          <text:p text:style-name="TextBodyIngredients">1 cup quinoa <text:tab/></text:p>
          <text:p text:style-name="TextBodyIngredients">5 cloves garlic, minced </text:p>
          <text:p text:style-name="TextBodyIngredients"><text:bookmark text:name="zlrecipe-ingredient-1"/>1 tablespoon olive oil</text:p>
          <text:p text:style-name="TextBodyIngredients">1/2 teaspoon dried thyme</text:p>
          <text:p text:style-name="TextBodyIngredients"><text:bookmark text:name="zlrecipe-ingredient-2"/>1 pound Cremini mushrooms, thinly sliced</text:p>
          <text:p text:style-name="TextBodyIngredients">Kosher salt and freshly ground black pepper, to taste</text:p>
          <text:p text:style-name="Standard"><text:bookmark text:name="zlrecipe-ingredient-6"/>2 tablespoons grated Parmesan</text:p>
        </text:section>
        <text:p text:style-name="HeadingRecipeInstructions">Instructions</text:p>
        <text:list xml:id="list141223710854547" text:continue-list="list141224498124729" text:style-name="TextRecipeNumbering">
          <text:list-item text:start-value="1">
            <text:p text:style-name="P6">In a large saucepan of 2 cups water, cook quinoa according to package instructions; set aside. </text:p>
          </text:list-item>
          <text:list-item>
            <text:p text:style-name="P5">Heat olive oil in a large skillet over medium high heat. </text:p>
          </text:list-item>
          <text:list-item>
            <text:p text:style-name="P5"><text:bookmark text:name="zlrecipe-instruction-1"/>Add mushrooms, garlic and thyme, and cook, stirring occasionally, until tender, about 3-4 minutes</text:p>
          </text:list-item>
          <text:list-item>
            <text:p text:style-name="P5">Season with salt and pepper, to taste. </text:p>
          </text:list-item>
          <text:list-item>
            <text:p text:style-name="P5">Stir in quinoa until well combined.</text:p>
          </text:list-item>
          <text:list-item>
            <text:p text:style-name="P6">Serve immediately, garnished with Parmesan, if desired.</text:p>
          </text:list-item>
        </text:list>
        <text:h text:style-name="HeadingRecipe" text:outline-level="4">Stuffed Cabbage Rolls</text:h>
        <text:p text:style-name="P3">For easier preparation, prepare filling one day in advance and store in the refrigerator in an air-tight container. <text:s/>Serves 4 to 6; Prep Time: 20 minutes; Cook Time: 1 hour</text:p>
        <text:p text:style-name="HeadingRecipeIngredients">Ingredients</text:p>
        <text:section text:style-name="Sect4" text:name="Section23">
          <text:p text:style-name="P13">For the Filling: </text:p>
          <text:p text:style-name="TextBodyIngredients">2 T. olive oil <text:tab/></text:p>
          <text:p text:style-name="TextBodyIngredients">10 oz chopped crimini mushrooms</text:p>
          <text:p text:style-name="TextBodyIngredients">1 medium onion, chopped</text:p>
          <text:p text:style-name="TextBodyIngredients">½ cup dry white wine</text:p>
          <text:p text:style-name="TextBodyIngredients">1 clove garlic, chopped finely</text:p>
          <text:p text:style-name="TextBodyIngredients">1 cup ground almonds</text:p>
          <text:p text:style-name="TextBodyIngredients">¼ cup fresh herbs (thyme or rosemary)</text:p>
          <text:p text:style-name="TextBodyIngredients">For the Sauce:</text:p>
          <text:p text:style-name="TextBodyIngredients">2 T. olive oil<text:tab/></text:p>
          <text:p text:style-name="TextBodyIngredients">1 cup vegetable stock</text:p>
          <text:p text:style-name="TextBodyIngredients">1 cup chopped white onions</text:p>
          <text:p text:style-name="TextBodyIngredients">¾ cup (12 T.) tomato paste</text:p>
          <text:p text:style-name="TextBodyIngredients">1 ½ cup dry white wine</text:p>
          <text:p text:style-name="TextBodyIngredients">2 T. sugar</text:p>
          <text:p text:style-name="TextBodyIngredients">2 tsp. Herbs de Provence</text:p>
          <text:p text:style-name="TextBodyIngredients">Salt and pepper, to taste</text:p>
          <text:list xml:id="list6135662747374366160" text:style-name="WW8Num13">
            <text:list-header>
              <text:p text:style-name="P9">8-12 large napa cabbage leaves</text:p>
            </text:list-header>
          </text:list>
        </text:section>
        <text:p text:style-name="HeadingRecipeInstructions">Instructions</text:p>
        <text:list xml:id="list141223246554302" text:continue-list="list141223710854547" text:style-name="TextRecipeNumbering">
          <text:list-item text:start-value="1">
            <text:p text:style-name="P6">Steam cabbage in double boiler until tender and slightly wilted, drained in paper towels. </text:p>
          </text:list-item>
          <text:list-item>
            <text:p text:style-name="P6">Filling: Heat the oil, adding the onion and garlic until hot. Cook until onions are slightly tender (3 min). <text:s/>Add mushrooms and cook until soft (3-4min). <text:s/>Add the wine &amp; herbs and cook until almost all of the liquid is evaporated. <text:s/>Process in food processor until smooth. <text:s/>Add ground almonds and combine.</text:p>
          </text:list-item>
          <text:list-item>
            <text:p text:style-name="P6">Sauce: In mushroom mixture skillet, heat oil and add onions until translucent. <text:s/>Add wine and bring to a boil and simmer for 3 min or liquid is reduced by 1/3. <text:s/>Add stock, tomato paste, sugar and Herbs de Provence, stirring until well combined. Let sauce simmer while assembling rolls.</text:p>
          </text:list-item>
          <text:list-item>
            <text:p text:style-name="P5">Assemble Rolls: </text:p>
          </text:list-item>
          <text:list-item>
            <text:p text:style-name="P6">Place several Tbs of mushroom filling 1” from bottom of cabbage leaf. <text:s/></text:p>
          </text:list-item>
          <text:list-item>
            <text:p text:style-name="P5">Fold in sides and roll up like burrito. <text:s/></text:p>
          </text:list-item>
          <text:list-item>
            <text:p text:style-name="P5">Repeat, placing rolls seam-side down in sauce. <text:s/></text:p>
          </text:list-item>
          <text:list-item>
            <text:p text:style-name="P6">Cook rolls for 30 min. at 350º F. <text:s/></text:p>
          </text:list-item>
          <text:list-item>
            <text:p text:style-name="P5">Add salt &amp; pepper to taste. </text:p>
          </text:list-item>
          <text:list-item>
            <text:p text:style-name="P5">Serve hot, put extra sauce over the top.</text:p>
          </text:list-item>
        </text:list>
        <text:h text:style-name="HeadingRecipe" text:outline-level="4">Roasted Potatoes with Rosemary</text:h>
        <text:p text:style-name="HeadingRecipeTiming">Prep time: 10 min; Cook time: 35 min; Servings: 4</text:p>
        <text:p text:style-name="HeadingRecipeIngredients"/>
        <text:p text:style-name="HeadingRecipeIngredients">Ingredients</text:p>
        <text:section text:style-name="Sect4" text:name="Section35">
          <text:p text:style-name="Standard">3 Tbsp. Olive Oil</text:p>
          <text:p text:style-name="Standard">2 Tbs fresh Rosemary</text:p>
          <text:p text:style-name="Standard">½ tsp garlic powder (optional)</text:p>
          <text:p text:style-name="Standard">2 lbs small potatoes (red skin, Yukon Gold, fingerling)</text:p>
          <text:p text:style-name="Standard">¾ tsp Kosher salt &amp; ½ tsp pepper to taste</text:p>
        </text:section>
        <text:p text:style-name="HeadingRecipeInstructions">Instructions</text:p>
        <text:list xml:id="list141224183833945" text:continue-list="list141223246554302" text:style-name="TextRecipeNumbering">
          <text:list-item text:start-value="1">
            <text:p text:style-name="P5">Heat the oven to 400 deg F. <text:s/>Either coat baking sheet with non-stick spray or oil or put down parchment paper.</text:p>
          </text:list-item>
          <text:list-item>
            <text:p text:style-name="P5">Stir olive oil, rosemary, garlic powder, salt &amp; pepper in large bowl. <text:s/>Add potatoes &amp; toss well until all potatoes are coated.</text:p>
          </text:list-item>
          <text:list-item>
            <text:p text:style-name="P5">Put potatoes on baking sheet.</text:p>
          </text:list-item>
          <text:list-item>
            <text:p text:style-name="P5">Bake 30-35 minutes, stirring occasionally until potatoes are fork-tender and golden brown.</text:p>
          </text:list-item>
        </text:list>
        <text:h text:style-name="ChapterSubHeading" text:outline-level="3">Passover Meat Dishes</text:h>
        <text:h text:style-name="HeadingRecipe" text:outline-level="4">Beef Brisket with Prunes in a Wine Sauce</text:h>
        <text:p text:style-name="Standard">Total Time: 4 ½ hours, Serves 8-10</text:p>
        <text:p text:style-name="Standard">Preheat Oven to 350º F</text:p>
        <text:p text:style-name="HeadingRecipeIngredients"/>
        <text:p text:style-name="HeadingRecipeIngredients">Ingredients</text:p>
        <text:section text:style-name="Sect4" text:name="Section29">
          <text:p text:style-name="TextBodyIngredients">3 T. olive oil <text:tab/></text:p>
          <text:p text:style-name="TextBodyIngredients">3 cloves garlic, minced </text:p>
          <text:p text:style-name="TextBodyIngredients">1 6-8 lbs lean beef brisket5 carrots, thinly sliced</text:p>
          <text:p text:style-name="TextBodyIngredients">½ cup minced parsley</text:p>
          <text:p text:style-name="TextBodyIngredients">1 (28 oz) can peeled tomatoes</text:p>
          <text:p text:style-name="TextBodyIngredients">1 ½ – 2 cups red wine</text:p>
          <text:p text:style-name="TextBodyIngredients">2 head garlic, cloves separated, unpeeled (Optional)<text:tab/></text:p>
          <text:p text:style-name="TextBodyIngredients">salt</text:p>
          <text:p text:style-name="TextBodyIngredients">Freshly ground pepper</text:p>
          <text:p text:style-name="TextBodyIngredients">½ pound pitted prunes (~ 1 cup), chopped</text:p>
          <text:p text:style-name="TextBodyIngredients"/>
        </text:section>
        <text:p text:style-name="HeadingRecipeInstructions">Instructions</text:p>
        <text:list xml:id="list141224600110091" text:continue-list="list141224183833945" text:style-name="TextRecipeNumbering">
          <text:list-item text:start-value="1">
            <text:p text:style-name="P5">Heat the oil in a large, heavy skillet over medium heat. <text:s/>Add the garlic and onions and cook until soft, about 5 minutes.</text:p>
          </text:list-item>
          <text:list-item>
            <text:p text:style-name="P6">Transfer the garlic mixture to a large, heavy roasting pot and place the meat on top, the wine and garlic cloves. <text:s/>Season to taste with salt and pepper. Bring to a boil, cover and bake until the meat is tender, 3 to 4 hours. <text:s/>Add the prunes the last 30 minutes of baking.</text:p>
          </text:list-item>
          <text:list-item>
            <text:p text:style-name="P5">Transfer the beef to a wooden board and slice across the grain. Return to the pot, squeeze the garlic (if using) from the cloves into the sauce and keep warm until serving.</text:p>
          </text:list-item>
        </text:list>
        <text:h text:style-name="HeadingRecipe" text:outline-level="4">Brisket (Gina’s mother’s way)</text:h>
        <text:p text:style-name="HeadingRecipeHints">Preheat Oven to 325<text:span text:style-name="T2">º F</text:span>. Cook Time: 3 hours, 45 minutes. <text:s/></text:p>
        <text:p text:style-name="HeadingRecipeIngredients">Ingredients</text:p>
        <text:section text:style-name="Sect4" text:name="Section30">
          <text:p text:style-name="Standard">6 lbs trimmed Brisket</text:p>
          <text:p text:style-name="Standard">2 Tbs oil</text:p>
          <text:p text:style-name="Standard">3 onion chopped</text:p>
          <text:p text:style-name="Standard">2 cloves garlic, minced</text:p>
          <text:p text:style-name="Standard">1-2 Bay Leaves</text:p>
          <text:p text:style-name="Standard">1 cup red wine (not sweet)</text:p>
          <text:p text:style-name="Standard">salt &amp; pepper to taste</text:p>
          <text:p text:style-name="TextBodyIngredients"/>
        </text:section>
        <text:p text:style-name="HeadingRecipeInstructions">Instructions</text:p>
        <text:list xml:id="list141224112433054" text:continue-list="list141224600110091" text:style-name="TextRecipeNumbering">
          <text:list-item text:start-value="1">
            <text:p text:style-name="TextInstructionsNumbered">Brown both sides of Brisket in pan.</text:p>
          </text:list-item>
          <text:list-item>
            <text:p text:style-name="TextInstructionsNumbered">Remove the meat and brown onions.</text:p>
          </text:list-item>
          <text:list-item>
            <text:p text:style-name="TextInstructionsNumbered">Put the meat and the onions in an oven safe pan.</text:p>
          </text:list-item>
          <text:list-item>
            <text:p text:style-name="TextInstructionsNumbered">Add the wine, garlic and bay leaves and bake for 3 hours.</text:p>
          </text:list-item>
          <text:list-item>
            <text:p text:style-name="TextInstructionsNumbered">Remove the onions, garlic mixture and blend in a blender until smooth.</text:p>
          </text:list-item>
          <text:list-item>
            <text:p text:style-name="TextInstructionsNumbered">Put the meat back in the pan and spread the onion/garlic <text:span text:style-name="T3">mixture over the meat. <text:s/>Bake at 350 deg for 45 minutes.</text:span></text:p>
          </text:list-item>
          <text:list-item>
            <text:p text:style-name="P5">Add salt and pepper.</text:p>
          </text:list-item>
          <text:list-item>
            <text:p text:style-name="P5">Can eat immediately or freeze and re-heat when ready to eat.</text:p>
          </text:list-item>
        </text:list>
        <text:h text:style-name="HeadingRecipe" text:outline-level="4">Mina de Pesah (Matzo Chicken Pie)</text:h>
        <text:p text:style-name="HeadingRecipeTiming">Prep Time: 30 minutes; Cook Time: 40 minutes (prep time depends of if you have cooked chicken pieces available)</text:p>
        <text:p text:style-name="HeadingRecipeServes">Serves 6 people max. </text:p>
        <text:p text:style-name="HeadingRecipeIngredients">Ingredients</text:p>
        <text:section text:style-name="Sect4" text:name="Section31">
          <text:p text:style-name="Standard">6-7 Tbs Vegetable Oil</text:p>
          <text:p text:style-name="Standard">2 cups onion, chopped </text:p>
          <text:p text:style-name="Standard">2 Tbs minced garlic, (5-6 cloves)</text:p>
          <text:p text:style-name="Standard">1 ½ cups thinly sliced mushrooms (~1/3 lb)</text:p>
          <text:p text:style-name="Standard">3 cups of cooked chicken pieces</text:p>
          <text:p text:style-name="Standard">salt &amp; pepper to taste</text:p>
          <text:p text:style-name="Standard">1 cup of chopped parsley</text:p>
          <text:p text:style-name="Standard">5 eggs, lightly beaten</text:p>
          <text:p text:style-name="Standard">5-6 matzos</text:p>
          <text:p text:style-name="Standard">1 cup chicken broth</text:p>
          <text:p text:style-name="TextBodyIngredients"/>
        </text:section>
        <text:p text:style-name="HeadingRecipeInstructions">Instructions</text:p>
        <text:list xml:id="list141225133011132" text:continue-list="list141224112433054" text:style-name="TextRecipeNumbering">
          <text:list-item text:start-value="1">
            <text:p text:style-name="TextInstructionsNumbered">Heat 5 Tbs oil. <text:s/>Slowly sauté onions and garlic until softened and translucent, about 10 minutes. <text:s/>Add the mushrooms and sauté until soft, an additional 5 minutes. Let cool. <text:s/>Stir in the chicken, salt, pepper, parsley and eggs.</text:p>
          </text:list-item>
          <text:list-item>
            <text:p text:style-name="P5">Preheat ov<text:span text:style-name="T3">en to 375º F. <text:s/></text:span>Lightly oil a shallow baking dish (I use glass).</text:p>
          </text:list-item>
          <text:list-item>
            <text:p text:style-name="P14">Dip 2 of the matzos into the stock until well moistened, but not falling apart. <text:s/>Lay them on the bottom of the dish, breaking to fit. <text:s/>Spoon half the chicken mixture on top, and cover with 1-2 matzos. <text:s/>Put the remaining chicken mixture on top of 2nd layer. <text:s/>Put remaining 2 matzos on top. <text:s/>Pour 2 tsp oil on top and bake for 15 minutes. <text:s/>Sprinkle with remaining oil and bake for an additional 15 minutes, or until top is a rich, crisp brown. <text:s/></text:p>
          </text:list-item>
          <text:list-item>
            <text:p text:style-name="P5">Let cool for 10 minutes, then serve.</text:p>
          </text:list-item>
        </text:list>
        <text:h text:style-name="HeadingRecipe" text:outline-level="4">Chicken with Wine Mushrooms and Black Olives</text:h>
        <text:p text:style-name="HeadingRecipeHints">Cook Time: 40 minutes</text:p>
        <text:p text:style-name="HeadingRecipeServes">Makes 4 servings – increase mushrooms &amp; onions and get larger chicken to serve more people.</text:p>
        <text:p text:style-name="HeadingRecipeIngredients">Ingredients</text:p>
        <text:section text:style-name="Sect4" text:name="Section32">
          <text:p text:style-name="Standard">1/4 Tbs Olive Oil</text:p>
          <text:p text:style-name="Standard">1 frying chicken, cut up and patted dry</text:p>
          <text:p text:style-name="Standard">1 onion, finely chopped</text:p>
          <text:p text:style-name="Standard">2 large cloves garlic, minced</text:p>
          <text:p text:style-name="Standard">¼ lb fresh shiitake mushroom (or any mushrooms is okay)</text:p>
          <text:p text:style-name="Standard">3 sprigs fresh thyme</text:p>
          <text:p text:style-name="Standard">12 black Olives</text:p>
          <text:p text:style-name="Standard">½ cup dry wine</text:p>
          <text:p text:style-name="Standard">salt &amp; pepper</text:p>
          <text:p text:style-name="Standard">1 Tbs minced parsley</text:p>
        </text:section>
        <text:p text:style-name="HeadingRecipeInstructions">Instructions</text:p>
        <text:list xml:id="list141224812750492" text:continue-list="list141225133011132" text:style-name="TextRecipeNumbering">
          <text:list-item text:start-value="1">
            <text:p text:style-name="P5">Heat oil in large heavy oven proof skillet skillet. <text:s/>Add the chicken pieces and cook over high heat to brown. <text:s/>Remove them <text:s/>to a bowl once brown.</text:p>
          </text:list-item>
          <text:list-item>
            <text:p text:style-name="P5">Preheat oven to 350 deg F.</text:p>
          </text:list-item>
          <text:list-item>
            <text:p text:style-name="P5">Lower the heat, add the onions to the fat in pan and saute' until it is tender. <text:s/>Stir in the garlic and cook for another few seconds, then add mushrooms. <text:s/>Increase the heat to medium high until the mushrooms begin to brown. <text:s/>Stir in the thyme, olives and wine, scraping the bottom of the pan to loosen any browned particles.</text:p>
          </text:list-item>
          <text:list-item>
            <text:p text:style-name="P5">Put chicken in baking pan. <text:s/>Pour over the onion, mushroom, garlic mixture over the chicken. <text:s/>Season with salt and pepper.</text:p>
          </text:list-item>
          <text:list-item>
            <text:p text:style-name="P5">Cover and bake for 40 minutes, basting once or twice during baking. <text:s/>Sprinkle with parsley and serve.</text:p>
          </text:list-item>
        </text:list>
        <text:h text:style-name="HeadingRecipe" text:outline-level="4">Chicken Breasts with Green Olives &amp; Tomato</text:h>
        <text:p text:style-name="HeadingRecipeHints">Preheat oven<text:span text:style-name="T2"> to 375º F</text:span></text:p>
        <text:p text:style-name="HeadingRecipeHints">Prep Time: 40 minutes, Cook Time: 20 minutes. Makes 6 servings</text:p>
        <text:p text:style-name="HeadingRecipeIngredients">Ingredients</text:p>
        <text:section text:style-name="Sect4" text:name="Section33">
          <text:p text:style-name="TextBodyIngredients">4 Tbs Olive Oil</text:p>
          <text:p text:style-name="TextBodyIngredients">2 large cloves garlic, minced</text:p>
          <text:p text:style-name="TextBodyIngredients">Juice of 1 lemon</text:p>
          <text:p text:style-name="TextBodyIngredients">salt &amp; pepper to taste</text:p>
          <text:p text:style-name="TextBodyIngredients">2 ¼ lbs skinless and boneless chicken breasts</text:p>
          <text:p text:style-name="TextBodyIngredients">1 onion, chopped</text:p>
          <text:p text:style-name="TextBodyIngredients">1 lb canned plum tomatoes, very well drained and chopped</text:p>
          <text:p text:style-name="TextBodyIngredients">18 green Olives</text:p>
          <text:p text:style-name="TextBodyIngredients">1 Tbs minced parsley</text:p>
          <text:p text:style-name="TextBodyIngredients">1 Tbs fresh thyme or ½ tsp dried thyme</text:p>
          <text:p text:style-name="TextBodyIngredients"/>
        </text:section>
        <text:p text:style-name="HeadingRecipeInstructions">Instructions</text:p>
        <text:list xml:id="list141223168235271" text:continue-list="list141224812750492" text:style-name="TextRecipeNumbering">
          <text:list-item text:start-value="1">
            <text:p text:style-name="TextInstructionsNumbered">In a shallow baking dish, combine 2 Tbs of olive oil with half the garlic, the lemon juice and salt and pepper to taste. <text:s/></text:p>
          </text:list-item>
          <text:list-item>
            <text:p text:style-name="TextInstructionsNumbered">Add the chicken breasts, turning them in the dish so they are coated with the marinade. <text:s/>Arrange them in a single layer in the dish, cover with plastic wrap and allow them to marinate at room temperature for 30 minutes.</text:p>
          </text:list-item>
          <text:list-item>
            <text:p text:style-name="TextInstructionsNumbered">Pace the remaining oil in skillet over medium heat. <text:s/>Add the onion and the remaining garlic and sauté' until tender, but not brown. <text:s/></text:p>
          </text:list-item>
          <text:list-item>
            <text:p text:style-name="TextInstructionsNumbered">Add the tomatoes and olives and allow to cook 15 minutes, until the mixture begins to thicken. <text:s/>Still in half the parsley and the thyme and season to taste with salt and pepper.</text:p>
          </text:list-item>
          <text:list-item>
            <text:p text:style-name="TextInstructionsNumbered">Spread the tomato mixture over the marinated chicken breasts. Place in oven and bake about 20 minutes until chicken is done. Remove from the oven and baste to combine the juices at the bottom of the pan with the tomato mixture on top. <text:s/></text:p>
          </text:list-item>
          <text:list-item>
            <text:p text:style-name="TextInstructionsNumbered">Sprinkle with parsley &amp; serve.</text:p>
          </text:list-item>
        </text:list>
        <text:h text:style-name="ChapterSubHeading" text:outline-level="3">Passover Desserts</text:h>
        <text:h text:style-name="P1" text:outline-level="4"><text:alphabetical-index-mark-start text:id="IMark41951832"/>Brownies for Passover<text:alphabetical-index-mark-end text:id="IMark41951832"/></text:h>
        <text:p text:style-name="HeadingRecipeHints">from “The Gourmet Jewish Cookbook” by Judy Zeidler</text:p>
        <text:p text:style-name="P2">Pre-heat oven to 350º F; Makes 16</text:p>
        <text:p text:style-name="HeadingRecipeIngredients">Ingredients</text:p>
        <text:section text:style-name="Sect4" text:name="Section1">
          <text:p text:style-name="Standard">¾ cup vegetable oil</text:p>
          <text:p text:style-name="Standard">2 cups sugar</text:p>
          <text:p text:style-name="TextBodyIngredients">4 eggs separate</text:p>
          <text:p text:style-name="TextBodyIngredients">½ cup powdered cocoa</text:p>
          <text:p text:style-name="TextBodyIngredients">1 cup matzo cake meal</text:p>
          <text:p text:style-name="TextBodyIngredients">2 Tbs potato starch</text:p>
          <text:p text:style-name="TextBodyIngredients">½ cup strong black coffee</text:p>
          <text:p text:style-name="TextBodyIngredients">1 cup chopped walnuts</text:p>
          <text:p text:style-name="TextBodyIngredients">½ cup ground walnuts</text:p>
          <text:p text:style-name="TextBodyIngredients"/>
        </text:section>
        <text:p text:style-name="HeadingRecipeInstructions">Instructions</text:p>
        <text:list xml:id="list141224617740115" text:continue-list="list141223168235271" text:style-name="TextRecipeNumbering">
          <text:list-item text:start-value="1">
            <text:p text:style-name="P15">In a bowl, use an electric mixer to blend the oil &amp; sugar. <text:s/>Add egg yolks one at a time, beating after each additional one.</text:p>
          </text:list-item>
          <text:list-item>
            <text:p text:style-name="P15">Combine the cocoa, matzo cake meal and potato starch. <text:s/>Beat this into the oil mixture, alternating with the coffee. </text:p>
          </text:list-item>
          <text:list-item>
            <text:p text:style-name="P15">Beat the egg whites until stiff enough to hold a peak.</text:p>
          </text:list-item>
          <text:list-item>
            <text:p text:style-name="P15">Mix ¼ of the beaten egg whites into the chocolate mixture.</text:p>
          </text:list-item>
          <text:list-item>
            <text:p text:style-name="P15">Fold the remaining whites gently, but thoroughly into the batter with the chopped nuts.</text:p>
          </text:list-item>
          <text:list-item>
            <text:p text:style-name="P15">Lightly oil an 8-inch square baking pan and dust with ground nuts. </text:p>
          </text:list-item>
          <text:list-item>
            <text:p text:style-name="P15">Pour in the batter.</text:p>
          </text:list-item>
          <text:list-item>
            <text:p text:style-name="P15">Bake 1 hour or until a toothpick inserted in the center comes out dry.</text:p>
          </text:list-item>
          <text:list-item>
            <text:p text:style-name="P15">Serve plain or with chocolate frosting.</text:p>
          </text:list-item>
        </text:list>
        <text:h text:style-name="P1" text:outline-level="4"><text:alphabetical-index-mark-start text:id="IMark31904760"/>Chocolate Victorian Torte<text:alphabetical-index-mark-end text:id="IMark31904760"/></text:h>
        <text:p text:style-name="HeadingRecipeIngredients">Ingredients for Cake</text:p>
        <text:section text:style-name="Sect5" text:name="Section3">
          <text:p text:style-name="Standard">6 oz almonds (~1 ¼ cup) (finely ground)</text:p>
          <text:p text:style-name="Standard">¾ cup butter </text:p>
          <text:p text:style-name="Standard">¾ cup sugar</text:p>
          <text:p text:style-name="Standard">6 eggs separated</text:p>
          <text:p text:style-name="Standard">6 oz semi-sweet (or bittersweet) chocolate</text:p>
          <text:p text:style-name="Standard">1 tsp vanilla</text:p>
        </text:section>
        <text:p text:style-name="HeadingRecipeIngredients"/>
        <text:p text:style-name="HeadingRecipeIngredients">Ingredients for Icing</text:p>
        <text:section text:style-name="Sect5" text:name="Section4">
          <text:p text:style-name="Standard">½ cup heavy cream</text:p>
          <text:p text:style-name="Standard">8 oz semi-sweet (or bittersweet) chocolate</text:p>
        </text:section>
        <text:p text:style-name="HeadingRecipeInstructions">Instructions</text:p>
        <text:list xml:id="list4530687433863665378" text:style-name="WW8Num3">
          <text:list-item text:start-value="1">
            <text:p text:style-name="P10">Grind almonds until consistency of breadcrumbs. <text:s/></text:p>
          </text:list-item>
          <text:list-item>
            <text:p text:style-name="P10">Cream together butter &amp; sugar for 2-3 minutes on high speed.</text:p>
          </text:list-item>
          <text:list-item>
            <text:p text:style-name="P10">Add egg yolks 1 at a time and beat until incorporated.</text:p>
          </text:list-item>
          <text:list-item>
            <text:p text:style-name="P10">Melt chocolate, add to the mixture. <text:s/>Stir in ground almonds. <text:s/>(It will be the consistency of paste.) <text:s/>Whip egg whites until stiff; fold in. </text:p>
          </text:list-item>
          <text:list-item>
            <text:p text:style-name="P10">Butter or use parchment paper a 9” spring form pan and line bottom with wax paper or parchment paper.</text:p>
          </text:list-item>
          <text:list-item>
            <text:p text:style-name="P10">Pour mixture into pan and smooth top. <text:s/>Bake at 375° F for 25 minutes; Lower heat to 350° and bake for 30-50 minutes more. <text:s/>DON'T OVER Bake. <text:s/>Toothpick should come out mostly clean.</text:p>
          </text:list-item>
          <text:list-item>
            <text:p text:style-name="P10">Frosting: Scald cream (2-3 minutes high). <text:s/>Add chocolate and whip until smooth. <text:s/>Cool partially and then spread on top of cake.</text:p>
          </text:list-item>
        </text:list>
        <text:h text:style-name="P1" text:outline-level="4"><text:alphabetical-index-mark-start text:id="IMark38468120"/>Pistachio Macaroons<text:alphabetical-index-mark-end text:id="IMark38468120"/></text:h>
        <text:p text:style-name="P4">Pre-heat oven to 325º F for 12-15 min; Makes 24-36</text:p>
        <text:p text:style-name="HeadingRecipeIngredients">Ingredients</text:p>
        <text:section text:style-name="Sect4" text:name="Section5">
          <text:p text:style-name="TextBodyIngredients">3 cups unsalted pistachios</text:p>
          <text:p text:style-name="P13">1 cup sugar</text:p>
          <text:p text:style-name="TextBodyIngredients"/>
          <text:p text:style-name="TextBodyIngredients">3 egg whites, room temp.</text:p>
          <text:p text:style-name="TextBodyIngredients"/>
        </text:section>
        <text:p text:style-name="HeadingRecipeInstructions">Instructions</text:p>
        <text:list xml:id="list141224432058166" text:continue-list="list141224617740115" text:style-name="TextRecipeNumbering">
          <text:list-item text:start-value="1">
            <text:p text:style-name="P15">Food processor the pistachios.</text:p>
          </text:list-item>
          <text:list-item>
            <text:p text:style-name="P15">Mix in the sugar. </text:p>
          </text:list-item>
          <text:list-item>
            <text:p text:style-name="P15">Add the egg whites.</text:p>
          </text:list-item>
          <text:list-item>
            <text:p text:style-name="P15">Cover and put in refrigerator for 20 minutes.</text:p>
          </text:list-item>
          <text:list-item>
            <text:p text:style-name="P15">Stir and drop macaroons onto parchment.</text:p>
          </text:list-item>
          <text:list-item>
            <text:p text:style-name="P15">Bake until bottom lightly browned.</text:p>
          </text:list-item>
        </text:list>
        <text:h text:style-name="P1" text:outline-level="4"><text:alphabetical-index-mark-start text:id="IMark42952824"/>Almond Macaroons<text:alphabetical-index-mark-end text:id="IMark42952824"/></text:h>
        <text:p text:style-name="P2">Pre-heat oven to 325º F for 12-15 min; Makes 24-36</text:p>
        <text:p text:style-name="HeadingRecipeIngredients">Ingredients</text:p>
        <text:section text:style-name="Sect4" text:name="Section6">
          <text:p text:style-name="Standard">3 cups raw almonds</text:p>
          <text:p text:style-name="P13">1 cup sugar</text:p>
          <text:p text:style-name="TextBodyIngredients"/>
          <text:p text:style-name="TextBodyIngredients">3 egg whites, room temp.</text:p>
          <text:p text:style-name="TextBodyIngredients">Optional: Lemon zest from 1-2 lemons</text:p>
        </text:section>
        <text:p text:style-name="HeadingRecipeInstructions">Instructions</text:p>
        <text:list xml:id="list141223857386499" text:continue-list="list141224432058166" text:style-name="TextRecipeNumbering">
          <text:list-item text:start-value="1">
            <text:p text:style-name="P15">Food processor the almonds.</text:p>
          </text:list-item>
          <text:list-item>
            <text:p text:style-name="P15">Mix in the sugar &amp; zest. </text:p>
          </text:list-item>
          <text:list-item>
            <text:p text:style-name="P15">Add the egg whites.</text:p>
          </text:list-item>
          <text:list-item>
            <text:p text:style-name="P15">Cover and put in refrigerator for 20 minutes.</text:p>
          </text:list-item>
          <text:list-item>
            <text:p text:style-name="P15">Stir and drop macaroons onto parchment.</text:p>
          </text:list-item>
          <text:list-item>
            <text:p text:style-name="P15">Bake 12-15 minutes until bottom lightly browned.</text:p>
          </text:list-item>
        </text:list>
        <text:h text:style-name="P1" text:outline-level="4"><text:alphabetical-index-mark-start text:id="IMark52310424"/>Chocolate-Covered Caramelized Matzo Crunch<text:alphabetical-index-mark-end text:id="IMark52310424"/></text:h>
        <text:p text:style-name="HeadingRecipeServes">Makes approximately 30 pieces of candy </text:p>
        <text:p text:style-name="HeadingRecipeTiming">Preheat Oven<text:span text:style-name="T2"> Prep: 375º F. (190C) Time:</text:span> 30 minutes; Cook Time: 30 minutes</text:p>
        <text:p text:style-name="HeadingRecipeIngredients">Ingredients:</text:p>
        <text:section text:style-name="Sect5" text:name="Section2">
          <text:p text:style-name="Standard">4 to 6 sheets unsalted matzos</text:p>
          <text:p text:style-name="Standard">1 cup (230g) unsalted butter, cut into chunks (can use margarine)</text:p>
          <text:p text:style-name="Standard">1 cup (215g) firmly-packed light brown sugar</text:p>
          <text:p text:style-name="Standard">big pinch of sea salt</text:p>
          <text:p text:style-name="Standard">1/2 teaspoon vanilla extract</text:p>
          <text:p text:style-name="Standard">1 cup (160g) semisweet chocolate chips (or chopped bittersweet or semisweet chocolate)</text:p>
          <text:p text:style-name="Text_20_body">1 cup (80g) toasted sliced almonds (optional)</text:p>
        </text:section>
        <text:p text:style-name="HeadingRecipeInstructions">Instructions:</text:p>
        <text:list xml:id="list141224958241215" text:continue-list="list141223857386499" text:style-name="TextRecipeNumbering">
          <text:list-item text:start-value="1">
            <text:p text:style-name="TextInstructionsNumbered">Line a rimmed baking sheet (approximately 11 x 17″) completely with foil, making sure the foil goes up and over the edges. Cover the foil with a sheet of parchment paper</text:p>
          </text:list-item>
          <text:list-item>
            <text:p text:style-name="P15">Line the bottom of the sheet with matzo, breaking extra pieces as necessary to fill in any spaces.</text:p>
          </text:list-item>
          <text:list-item>
            <text:p text:style-name="P15">In a 3-4 quart (3-4l) heavy duty saucepan, melt the butter and brown sugar together, and cook over medium heat, stirring, until the butter is melted and the mixture is beginning to boil. Boil for 3 minutes, stirring constantly. Remove from heat, add the salt and vanilla, and pour over matzo, spreading with a heatproof spatula.</text:p>
          </text:list-item>
          <text:list-item>
            <text:p text:style-name="P5">Put the pan in the oven and reduce the heat to 350º F (175C) degrees. Bake for 15 minutes. As it bakes, it will bubble up but make sure it’s not burning every once in a while. If it is in spots, remove from oven and reduce the heat to 325º F (160C), then replace the pan.</text:p>
          </text:list-item>
          <text:list-item>
            <text:p text:style-name="P15">Remove from oven and immediately cover with chocolate chips. Let stand 5 minutes, then spread with an offset spatula.</text:p>
          </text:list-item>
          <text:list-item>
            <text:p text:style-name="P15">Optional: Sprinkle with toasted almonds (or another favorite nut, toasted and coarsely-chopped), a sprinkle of flaky sea salt, or roasted cocoa nibs.</text:p>
          </text:list-item>
          <text:list-item>
            <text:p text:style-name="P15">Cool completely, Break into pieces; Store in airtight container.</text:p>
          </text:list-item>
        </text:list>
        <text:h text:style-name="P1" text:outline-level="4"><text:alphabetical-index-mark-start text:id="IMark53638168"/>Raisin Streusel Cake<text:alphabetical-index-mark-end text:id="IMark53638168"/></text:h>
        <text:p text:style-name="HeadingRecipeTiming">Preheat Oven Pre<text:span text:style-name="T2">p: 350º F.</text:span></text:p>
        <text:p text:style-name="HeadingRecipeIngredients">Streusel Ingredients:</text:p>
        <text:section text:style-name="Sect5" text:name="Section7">
          <text:p text:style-name="TextBodyIngredients">¼ Cup (1/2 stick) unsalted margarine, room temperature </text:p>
          <text:p text:style-name="TextBodyIngredients">2/3 Cup sugar </text:p>
          <text:p text:style-name="TextBodyIngredients">4 ½ tsp ground cardamom </text:p>
          <text:p text:style-name="TextBodyIngredients">2 ¼ tsp ground cinnamon </text:p>
          <text:p text:style-name="TextBodyIngredients">½ Cup matzo cake meal</text:p>
        </text:section>
        <text:p text:style-name="HeadingRecipeIngredients">Cake Ingredients:</text:p>
        <text:section text:style-name="Sect5" text:name="Section8">
          <text:p text:style-name="TextBodyIngredients">½ <text:s/>cup matzo cake meal </text:p>
          <text:p text:style-name="TextBodyIngredients">½ <text:s/>cup potato starch </text:p>
          <text:p text:style-name="TextBodyIngredients">½ <text:s/>teaspoon salt </text:p>
          <text:p text:style-name="TextBodyIngredients">½ <text:s/>teaspoon ground ginger </text:p>
          <text:p text:style-name="TextBodyIngredients">5 egg whites, room temperature </text:p>
          <text:p text:style-name="TextBodyIngredients">1 1/3 cups sugar </text:p>
          <text:p text:style-name="TextBodyIngredients">5 egg yolks </text:p>
          <text:p text:style-name="TextBodyIngredients">1/3 cup liquid nondairy creamer (almond milk?)</text:p>
          <text:p text:style-name="TextBodyIngredients">¼ <text:s/>Cup (1/2 stick) unsalted margarine, melted, cooled </text:p>
          <text:p text:style-name="TextBodyIngredients">2 tablespoons grated lemon peel </text:p>
          <text:p text:style-name="TextBodyIngredients">1 ½ <text:s/>Tbl fresh lemon juice </text:p>
          <text:p text:style-name="TextBodyIngredients">2/3 cups of raisins</text:p>
        </text:section>
        <text:p text:style-name="HeadingRecipeInstructions">Streusel Instructions:</text:p>
        <text:list xml:id="list141224505795430" text:continue-list="list141224958241215" text:style-name="TextRecipeNumbering">
          <text:list-item text:start-value="1">
            <text:p text:style-name="P5">Coat 9x9-inch pan with 2-inch-high sides generously with margarine. Mix 1/4 cup margarine, sugar and spices in medium bowl. Gradually add matzo meal and mix until crumbly. Spread half of streusel on baking sheet and bake until golden and crisp, about 10 minutes. Cool and break into bits.</text:p>
          </text:list-item>
        </text:list>
        <text:p text:style-name="HeadingRecipeInstructions">Cake Instructions:</text:p>
        <text:list xml:id="list141223862558309" text:continue-list="list141224505795430" text:style-name="TextRecipeNumbering">
          <text:list-item text:start-value="1">
            <text:p text:style-name="P5">Combine first 4 ingredients in bowl. <text:s/>Beat egg whites with electric beater until soft peaks form. Gradually add 1 cup sugar and beat until stiff but not dry.</text:p>
          </text:list-item>
          <text:list-item>
            <text:p text:style-name="P5">Beat egg yolks and remaining 1/3 cup sugar in another bowl until mixture is thick and slowly dissolving ribbon forms when beaters are lifted. At low speed, beat in nondairy creamer, then margarine, lemon peel and lemon juice. Add dry ingredients and stir until well blended. Fold in egg whites in 2 additions. </text:p>
          </text:list-item>
          <text:list-item>
            <text:p text:style-name="P5">Pour half of batter into prepared pan. Sprinkle baked streusel over. Sprinkle with half of raisins. Spread remaining cake batter over. Sprinkle with unbaked streusel and remaining raisins. Bake until tester inserted into center of cake comes out dry, about 40 minutes. Cool cake in pan on rack. Cover with foil and let stand 1 hour to soften topping. <text:s/>Cut into squares. </text:p>
          </text:list-item>
        </text:list>
        <text:h text:style-name="HeadingRecipe" text:outline-level="4"><text:alphabetical-index-mark-start text:id="IMark65714296"/>Betty Katzen’s Mile-High Sponge Cake<text:alphabetical-index-mark-end text:id="IMark65714296"/></text:h>
        <text:p text:style-name="P16">From Still Life with Menu by Molly Katzen</text:p>
        <text:p text:style-name="HeadingRecipeTiming">Pre<text:span text:style-name="T2">heat Oven Prep: 325º F. <text:s/>Prep time:30 min; Bake time: 1 ¼ hours</text:span></text:p>
        <text:p text:style-name="HeadingRecipeIngredients">Ingredients:</text:p>
        <text:section text:style-name="Sect5" text:name="Section27">
          <text:p text:style-name="TextBodyIngredients">9 eggs</text:p>
          <text:p text:style-name="TextBodyIngredients">1/tsp salt</text:p>
          <text:p text:style-name="TextBodyIngredients">juice &amp; grated rind of 2 lemons</text:p>
          <text:p text:style-name="TextBodyIngredients">water</text:p>
          <text:p text:style-name="TextBodyIngredients">¼ cup matzo cake meal</text:p>
          <text:p text:style-name="TextBodyIngredients">¼ cup potato starch</text:p>
          <text:p text:style-name="TextBodyIngredients">1 cup sugar</text:p>
          <text:p text:style-name="Standard"/>
        </text:section>
        <text:p text:style-name="HeadingRecipeInstructions">Cake Instructions:</text:p>
        <text:list xml:id="list141223096344975" text:continue-list="list141223862558309" text:style-name="TextRecipeNumbering">
          <text:list-item text:start-value="1">
            <text:p text:style-name="P5">Have ready an <text:span text:style-name="T1">ungreased </text:span>standard-sized tube pan.</text:p>
          </text:list-item>
          <text:list-item>
            <text:p text:style-name="P5">Separate the eggs into two large bowls.</text:p>
          </text:list-item>
          <text:list-item>
            <text:p text:style-name="P5"><text:span text:style-name="T2">Beat the egg whites with an electric mixer at high speed, gradually adding the salt, until the beaten whites form stiff peaks. <text:s/>Set aside</text:span><text:span text:style-name="T4">.</text:span></text:p>
          </text:list-item>
          <text:list-item>
            <text:p text:style-name="P5">Measure the lemon juice, and add enough water to make ¼ cup liquid. <text:s/>Set aside.</text:p>
          </text:list-item>
          <text:list-item>
            <text:p text:style-name="P5">Combine the cake meal and potato starch in a small bowl, and stir in the lemon rind. <text:s/>Set aside.</text:p>
          </text:list-item>
          <text:list-item>
            <text:p text:style-name="P8">Without cleaning the beaters, beat the yolks with the sugar until lightened in color and thick (5-8 minutes at high speed). </text:p>
          </text:list-item>
          <text:list-item>
            <text:p text:style-name="P5">Add everything else except the egg whites, and beat at medium speed for a few minutes until combined.</text:p>
          </text:list-item>
          <text:list-item>
            <text:p text:style-name="P5">Add the whites and fold in gently. <text:s/></text:p>
          </text:list-item>
          <text:list-item>
            <text:p text:style-name="P5">Turn into the ungreased tube pan.</text:p>
          </text:list-item>
          <text:list-item>
            <text:p text:style-name="P5">Bake for 1 ¼ hours until top springs back when touched lightly. <text:s/>Turn the pan upside down and cool in this position. <text:s/>Remove from the pan and transfer to a serving plate within a few hours of serving time.</text:p>
          </text:list-item>
        </text:list>
        <text:h text:style-name="ChapterSubHeading" text:outline-level="3">Seder Plate Recipes</text:h>
        <text:p text:style-name="Standard"/>
        <text:h text:style-name="P1" text:outline-level="4"><text:alphabetical-index-mark-start text:id="IMark39257560"/>Fresh Horseradish<text:alphabetical-index-mark-end text:id="IMark39257560"/></text:h>
        <text:p text:style-name="HeadingRecipeIngredients">Ingredients</text:p>
        <text:section text:style-name="Sect4" text:name="Section25">
          <text:p text:style-name="P13">2 cups ½ inch peeled fresh horseradish root</text:p>
          <text:p text:style-name="Standard">¼ cup distilled vinegar</text:p>
          <text:p text:style-name="TextBodyIngredients">1/3 cup sugar</text:p>
          <text:p text:style-name="TextBodyIngredients">½ tsp coarse salt</text:p>
        </text:section>
        <text:p text:style-name="HeadingRecipeInstructions">Instructions</text:p>
        <text:list xml:id="list141223482314359" text:continue-list="list141223096344975" text:style-name="TextRecipeNumbering">
          <text:list-item text:start-value="1">
            <text:p text:style-name="P15">Food process horseradish chunks fitted with shredder attachment.</text:p>
          </text:list-item>
          <text:list-item>
            <text:p text:style-name="P15">Remove horseradish and replace food processor with metal blade and food process the shredded horseradish. </text:p>
          </text:list-item>
          <text:list-item>
            <text:p text:style-name="P15">Add the vinegar, sugar and salt.</text:p>
          </text:list-item>
          <text:list-item>
            <text:p text:style-name="P15">Place in glass jar and store.</text:p>
            <text:p text:style-name="P15"/>
          </text:list-item>
        </text:list>
        <text:h text:style-name="P1" text:outline-level="4"><text:alphabetical-index-mark-start text:id="IMark75829864"/>Charoset<text:alphabetical-index-mark-end text:id="IMark75829864"/></text:h>
        <text:p text:style-name="P2">From Still Life with Menu by Molly Katzen</text:p>
        <text:p text:style-name="HeadingRecipeIngredients">Ingredients</text:p>
        <text:section text:style-name="Sect4" text:name="Section26">
          <text:p text:style-name="Standard">2 cups walnuts</text:p>
          <text:p text:style-name="Standard">5 medium-sized tart apples</text:p>
          <text:p text:style-name="Standard">2-3 tsp cinnamon</text:p>
          <text:p text:style-name="TextBodyIngredients"/>
          <text:p text:style-name="TextBodyIngredients">2 Tbs honey (optional)</text:p>
          <text:p text:style-name="TextBodyIngredients">¼ cup sweet red wine + <text:s/>a few tablespoons (can use grape juice)</text:p>
        </text:section>
        <text:p text:style-name="HeadingRecipeInstructions">Instructions</text:p>
        <text:list xml:id="list141225064800445" text:continue-list="list141223482314359" text:style-name="TextRecipeNumbering">
          <text:list-item text:start-value="1">
            <text:p text:style-name="P5">Chop nuts to a coarse meal – can use processor.</text:p>
          </text:list-item>
          <text:list-item>
            <text:p text:style-name="P5">Core the apples, cut into quarters, then eights and chop into coarse pieces. </text:p>
          </text:list-item>
          <text:list-item>
            <text:p text:style-name="P5">Add the cinnamon, honey and wine.</text:p>
          </text:list-item>
          <text:list-item>
            <text:p text:style-name="P5">Mix and refrigerate. <text:s/>Store in a tightly fitted container.</text:p>
            <text:p text:style-name="P15"/>
          </text:list-item>
        </text:list>
        <text:h text:style-name="P1" text:outline-level="4"><text:alphabetical-index-mark-start text:id="IMark73177320"/>Roasted Egg for Seder Plate<text:alphabetical-index-mark-end text:id="IMark73177320"/></text:h>
        <text:p text:style-name="HeadingRecipeIngredients">Ingredients</text:p>
        <text:section text:style-name="Sect4" text:name="Section28">
          <text:p text:style-name="P13">1 egg</text:p>
        </text:section>
        <text:p text:style-name="HeadingRecipeInstructions">Instructions</text:p>
        <text:list xml:id="list3087268776841613771" text:style-name="L1">
          <text:list-item text:start-value="1">
            <text:p text:style-name="P11">Place the egg in a saucepan with enough water to cover it and bring it to a boil. Immediately turn off the heat, cover the pan, and let the egg sit in the hot water until it is well-cooked, about 13 minutes.</text:p>
          </text:list-item>
          <text:list-item>
            <text:p text:style-name="P7">Place it directly on the rack of a preheated 350 degree oven, or place it in the toaster oven, where the heating unit is closer to the egg than in the ove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Fishscale" xlink:href="Pictures/100000000000000800000008FB849EEA078823E6.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loext:contextual-spacing="false" fo:text-align="center" style:justify-single-word="false" fo:text-indent="0in" style:auto-text-indent="false" fo:keep-with-next="always" text:number-lines="false" text:line-number="0"/>
      <style:text-properties style:font-name="Times New Roman" fo:font-family="'Times New Roman'" style:font-family-generic="roman" style:font-pitch="variable" fo:font-size="12pt" style:font-name-asian="MS Mincho" style:font-family-asian="'MS Mincho'" style:font-pitch-asian="variable" style:font-size-asian="12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register-true="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loext: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next-style-name="Standard" style:default-outline-level="4" style:list-style-name="" style:master-page-name="">
      <style:paragraph-properties fo:margin-top="0in" fo:margin-bottom="0.15in" loext:contextual-spacing="false" fo:text-align="center" style:justify-single-word="false" style:page-number="auto" fo:break-before="page">
        <style:tab-stops/>
      </style:paragraph-properties>
      <style:text-properties fo:font-size="14pt"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style:font-weight-complex="bold" fo:hyphenate="false" fo:hyphenation-remain-char-count="2" fo:hyphenation-push-char-count="2"/>
    </style:style>
    <style:style style:name="HeadingRecipeIngredients" style:family="paragraph" style:next-style-name="TextBodyIngredients">
      <style:paragraph-properties fo:margin-top="0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extInstructionsNumbered" style:family="paragraph" style:list-style-name="TextRecipeNumbering">
      <style:paragraph-properties fo:orphans="0" fo:widows="0" fo:hyphenation-ladder-count="no-limit" text:number-lines="true" text:line-number="1" style:text-autospace="ideograph-alpha" style:punctuation-wrap="hanging" style:line-break="strict" style:writing-mode="lr-tb">
        <style:tab-stops/>
      </style:paragraph-properties>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fo:hyphenate="false" fo:hyphenation-remain-char-count="2" fo:hyphenation-push-char-count="2"/>
    </style:style>
    <style:style style:name="HeadingRecipeInstructions" style:family="paragraph" style:next-style-name="TextInstructionsNumbered">
      <style:paragraph-properties fo:margin-top="0.1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ubheadingRecipeIngredients" style:family="paragraph" style:parent-style-name="HeadingRecipeIngredients" style:next-style-name="TextBodyIngredients">
      <style:text-properties style:text-underline-style="none"/>
    </style:style>
    <style:style style:name="SubheadingRecipeInstructions" style:family="paragraph" style:parent-style-name="HeadingRecipeInstructions" style:next-style-name="TextInstructionsNumbered">
      <style:text-properties style:use-window-font-color="true" style:font-name="Times New Roman" fo:font-family="'Times New Roman'" style:font-family-generic="roman" style:font-pitch="variable" fo:font-size="12pt" fo:language="en" fo:country="US" style:text-underline-style="none" fo:font-weight="bold" style:font-name-asian="Times New Roman" style:font-family-asian="'Times New Roman'" style:font-family-generic-asian="roman" style:font-pitch-asian="variable" style:font-size-asian="12pt" style:language-asian="zxx" style:country-asian="none" style:font-weight-asian="normal" style:font-name-complex="Times New Roman" style:font-family-complex="'Times New Roman'" style:font-family-generic-complex="roman" style:font-pitch-complex="variable" style:font-size-complex="12pt" style:language-complex="ar" style:country-complex="SA" style:font-weight-complex="normal"/>
    </style:style>
    <style:style style:name="ChapterHeading" style:family="paragraph" style:parent-style-name="Heading" style:next-style-name="Standard" style:default-outline-level="2" style:class="chapter" style:master-page-name="RecipeHalfPageStyle">
      <style:paragraph-properties fo:margin-top="2in" fo:margin-bottom="1in" loext:contextual-spacing="false" fo:text-align="center" style:justify-single-word="false" style:page-number="auto"/>
      <style:text-properties style:font-name="Gabriola" fo:font-family="Gabriola" style:font-style-name="Regular" style:font-family-generic="decorative" style:font-pitch="variable" fo:font-size="24pt" fo:font-weight="bold" fo:background-color="transparent"/>
    </style:style>
    <style:style style:name="ChapterSubHeading" style:family="paragraph" style:parent-style-name="ChapterHeading" style:next-style-name="Standard" style:default-outline-level="3" style:class="chapter" style:master-page-name="RecipeHalfPageStyle">
      <loext:graphic-properties draw:fill-image-width="0in" draw:fill-image-height="0in"/>
      <style:paragraph-properties style:page-number="auto">
        <style:tab-stops/>
      </style:paragraph-properties>
      <style:text-properties fo:background-color="transparent"/>
    </style:style>
    <style:style style:name="TitleRecipeBook" style:family="paragraph" style:next-style-name="Standard">
      <style:paragraph-properties fo:margin-left="0in" fo:margin-right="0in" fo:margin-top="0.2in" fo:margin-bottom="0.2in" loext:contextual-spacing="false" fo:text-align="center" style:justify-single-word="false" fo:orphans="0" fo:widows="0" fo:hyphenation-ladder-count="no-limit" fo:text-indent="0in" style:auto-text-indent="false"/>
      <style:text-properties style:use-window-font-color="true" style:font-name="Gabriola1" fo:font-family="Gabriola" style:font-family-generic="decorative" style:font-pitch="variable" fo:font-size="24pt" fo:language="en" fo:country="US" style:text-underline-style="none" fo:font-weight="normal" style:font-name-asian="SimSun1" style:font-family-asian="SimSun" style:font-pitch-asian="variable" style:font-size-asian="24pt" style:language-asian="zh" style:country-asian="CN"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itleSpineRecipeBook" style:family="paragraph" style:parent-style-name="TitleRecipeBook">
      <style:paragraph-properties style:vertical-align="middle"/>
      <style:text-properties style:text-rotation-angle="270" style:text-rotation-scale="line-height"/>
    </style:style>
    <style:style style:name="IndexTableHeading" style:family="paragraph" style:parent-style-name="Standard" style:master-page-name="">
      <style:paragraph-properties style:page-number="auto" fo:break-before="page">
        <style:tab-stops>
          <style:tab-stop style:position="2in"/>
          <style:tab-stop style:position="3in"/>
          <style:tab-stop style:position="3.5in" style:type="right"/>
          <style:tab-stop style:position="5.5in" style:type="right"/>
        </style:tab-stops>
      </style:paragraph-properties>
      <style:text-properties style:text-underline-style="solid" style:text-underline-width="auto" style:text-underline-color="font-color" officeooo:rsid="002649a9"/>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fo:language="en" fo:country="US"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4z0" style:family="text">
      <style:text-properties fo:language="en" fo:country="US"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7z0" style:family="text">
      <style:text-properties fo:language="en" fo:country="US"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WW8Num1z2" style:num-suffix="." style:num-format="">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WW8Num1z3" style:num-suffix="." style:num-format="">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5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5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5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5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5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5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6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6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6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6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6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6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6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7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7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7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7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7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7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7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xtRecipeNumbering">
      <text:list-level-style-number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style>
    <text:list-style style:name="WW8Num13">
      <text:list-level-style-number text:level="1" text:style-name="WW8Num1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RightPageRecipe" style:page-layout-name="Mpm2" style:next-style-name="MirrorPageRecipe"/>
    <style:master-page style:name="MirrorPageRecipe" style:page-layout-name="Mpm3"/>
    <style:master-page style:name="RecipeHalfPageStyle" style:page-layout-name="Mpm4"/>
    <style:master-page style:name="TitlePageStyle" style:page-layout-name="Mpm5"/>
    <style:master-page style:name="SpineTitlePageStyle" style:page-layout-name="Mpm6"/>
    <style:master-page style:name="RecipeHalfPageRightStyle" style:page-layout-name="Mpm7" style:next-style-name="RecipeHalfPageStyl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cipeHalfSheet</dc:title>
    <meta:creation-date>2015-10-31T20:27:24.01</meta:creation-date>
    <meta:editing-cycles>68</meta:editing-cycles>
    <meta:editing-duration>PT11H53M50S</meta:editing-duration>
    <meta:generator>LibreOffice/5.0.3.2$Linux_X86_64 LibreOffice_project/00m0$Build-2</meta:generator>
    <meta:initial-creator>David Holland-Moritz</meta:initial-creator>
    <dc:date>2018-09-15T14:12:22.789178062</dc:date>
    <meta:printed-by>David Holland-Moritz</meta:printed-by>
    <meta:print-date>2016-04-15T15:04:39.308000000</meta:print-date>
    <dc:creator>David Holland-Moritz</dc:creator>
    <meta:document-statistic meta:table-count="0" meta:image-count="0" meta:object-count="0" meta:page-count="30" meta:paragraph-count="519" meta:word-count="4703" meta:character-count="25569" meta:non-whitespace-character-count="21168"/>
    <meta:template xlink:type="simple" xlink:actuate="onRequest" xlink:title="RecipeHalfSheet" xlink:href="../../../../AppData/Roaming/OpenOffice/4/user/template/RecipeHalfSheet1.ott" meta:date="2015-10-31T20:27:23.820000000"/>
  </office:meta>
</office:document-meta>
</file>